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716931FB75FC5972E.png" manifest:media-type="image/png"/>
  <manifest:file-entry manifest:full-path="Pictures/100000000000077D00000438F018F4A3FB6DB0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9fd"/>
    </style:style>
    <style:style style:name="P2" style:family="paragraph" style:parent-style-name="Standard">
      <style:text-properties officeooo:rsid="000179fd" officeooo:paragraph-rsid="000179fd"/>
    </style:style>
    <style:style style:name="P3" style:family="paragraph" style:parent-style-name="Standard">
      <style:text-properties officeooo:rsid="00040d37"/>
    </style:style>
    <style:style style:name="P4" style:family="paragraph" style:parent-style-name="Standard">
      <style:text-properties officeooo:rsid="00040d37" officeooo:paragraph-rsid="00040d37"/>
    </style:style>
    <style:style style:name="P5" style:family="paragraph" style:parent-style-name="Standard">
      <style:text-properties style:text-underline-style="solid" style:text-underline-width="auto" style:text-underline-color="font-color" officeooo:rsid="00040d37" officeooo:paragraph-rsid="00040d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Valorile extreme:</text:p>
      <text:p text:style-name="P4">Maxim = 0.8245504</text:p>
      <text:p text:style-name="P4">Minim <text:s/>= -0.825575</text:p>
      <text:p text:style-name="P4">Media <text:s text:c="2"/>= 0.0042675</text:p>
      <text:p text:style-name="P1"/>
      <text:p text:style-name="P2"/>
      <text:p text:style-name="P2"/>
      <text:p text:style-name="P2"><draw:frame draw:style-name="fr1" draw:name="Image2" text:anchor-type="paragraph" svg:x="-0.025cm" svg:y="0.861cm" svg:width="17.59cm" svg:height="9.908cm" draw:z-index="1"><draw:image xlink:href="Pictures/100000000000077D00000438F018F4A3FB6DB005.png" xlink:type="simple" xlink:show="embed" xlink:actuate="onLoad" loext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-0.169cm" svg:y="1.212cm" svg:width="17.59cm" svg:height="9.881cm" draw:z-index="0"><draw:image xlink:href="Pictures/10000000000007800000043716931FB75FC5972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3.6.2$Linux_X86_64 LibreOffice_project/30$Build-2</meta:generator>
    <dc:date>2020-06-20T21:58:02.375130695</dc:date>
    <meta:editing-duration>PT10M19S</meta:editing-duration>
    <meta:editing-cycles>5</meta:editing-cycles>
    <meta:document-statistic meta:table-count="0" meta:image-count="2" meta:object-count="0" meta:page-count="2" meta:paragraph-count="5" meta:word-count="11" meta:character-count="72" meta:non-whitespace-character-count="61"/>
  </office:meta>
</office:document-meta>
</file>